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3c4594"/>
    </style:style>
    <style:style style:name="P2" style:family="paragraph" style:parent-style-name="Standard">
      <style:text-properties fo:font-weight="bold" officeooo:rsid="005267e9" officeooo:paragraph-rsid="005267e9"/>
    </style:style>
    <style:style style:name="P3" style:family="paragraph" style:parent-style-name="Standard">
      <style:text-properties fo:font-variant="normal" fo:text-transform="none" fo:color="#000000" fo:font-size="18pt" fo:letter-spacing="normal" fo:font-style="normal" fo:font-weight="bold" officeooo:rsid="0011fd89" officeooo:paragraph-rsid="00377c0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5267e9" officeooo:paragraph-rsid="005267e9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rsid="005b975c" officeooo:paragraph-rsid="005b975c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99cm" style:contextual-spacing="false"/>
      <style:text-properties fo:font-size="18pt" fo:font-weight="bold" officeooo:rsid="005c7271" officeooo:paragraph-rsid="005c7271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.499cm" style:contextual-spacing="false"/>
      <style:text-properties fo:font-size="18pt" fo:font-weight="bold" officeooo:rsid="005da63d" officeooo:paragraph-rsid="005da63d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12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3c4594" style:font-weight-asian="bold" style:font-weight-complex="bold"/>
    </style:style>
    <style:style style:name="P15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3c4594" style:font-weight-asian="bold" style:font-weight-complex="bold"/>
    </style:style>
    <style:style style:name="P16" style:family="paragraph" style:parent-style-name="Standard">
      <style:paragraph-properties fo:margin-top="0cm" fo:margin-bottom="0.499cm" style:contextual-spacing="false"/>
      <style:text-properties fo:font-size="18pt" fo:font-weight="bold" officeooo:rsid="00597daf" officeooo:paragraph-rsid="005adc0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.499cm" style:contextual-spacing="false"/>
      <style:text-properties fo:font-size="18pt" fo:font-weight="bold" officeooo:rsid="005da63d" officeooo:paragraph-rsid="005da63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57bd1b" style:font-size-asian="18pt" style:font-weight-asian="bold" style:font-size-complex="18pt" style:font-weight-complex="bold"/>
    </style:style>
    <style:style style:name="T5" style:family="text">
      <style:text-properties fo:font-size="18pt" officeooo:rsid="0057be2e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fo:letter-spacing="normal" fo:font-style="normal" officeooo:rsid="003c4594"/>
    </style:style>
    <style:style style:name="T8" style:family="text">
      <style:text-properties fo:font-variant="normal" fo:text-transform="none" fo:color="#000000" fo:letter-spacing="normal" fo:font-style="normal" officeooo:rsid="0055f541"/>
    </style:style>
    <style:style style:name="T9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057bd1b" style:font-size-asian="18pt" style:font-size-complex="18pt"/>
    </style:style>
    <style:style style:name="T11" style:family="text">
      <style:text-properties officeooo:rsid="002a6821"/>
    </style:style>
    <style:style style:name="T12" style:family="text">
      <style:text-properties officeooo:rsid="0054b68a"/>
    </style:style>
    <style:style style:name="T13" style:family="text">
      <style:text-properties officeooo:rsid="00551f18"/>
    </style:style>
    <style:style style:name="T14" style:family="text">
      <style:text-properties officeooo:rsid="00597daf"/>
    </style:style>
    <style:style style:name="T15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P</text:span>lan piosenek <text:span text:style-name="T13">2013.11.26</text:span></text:p>
      <text:p text:style-name="P7">#########<text:span text:style-name="T12">## Uwielbienie #####</text:span>#########################</text:p>
      <text:list xml:id="list9062905809563036362" text:style-name="L1">
        <text:list-header>
          <text:p text:style-name="P12"><text:span text:style-name="T7">1. <text:s/></text:span><text:span text:style-name="T8">Święty Duchu przyjdź</text:span></text:p>
          <text:p text:style-name="P13"/>
          <text:p text:style-name="P14"><text:span text:style-name="T9">2. <text:s/></text:span><text:span text:style-name="T10">Wykrzykujcie na cześć Pana</text:span></text:p>
          <text:p text:style-name="P11"/>
          <text:p text:style-name="P15"><text:span text:style-name="T6">3. <text:s/></text:span><text:span text:style-name="T10">Nasz Bóg</text:span></text:p>
        </text:list-header>
      </text:list>
      <text:p text:style-name="P3"/>
      <text:p text:style-name="P1"><text:span text:style-name="T2">4</text:span><text:span text:style-name="T1">. <text:s/></text:span><text:span text:style-name="T4">Chrystus Pan, Boży Syn</text:span></text:p>
      <text:p text:style-name="P4"/>
      <text:p text:style-name="P2"><text:span text:style-name="T3">5. </text:span><text:span text:style-name="T5">Jezu, jesteś Królem</text:span></text:p>
      <text:p text:style-name="P5"/>
      <text:p text:style-name="P5">6. <text:s/><text:span text:style-name="T14">Jesteś blisko mnie</text:span></text:p>
      <text:p text:style-name="P5"/>
      <text:p text:style-name="P16">########### Modlitwa wstawiennicza ###############</text:p>
      <text:p text:style-name="P8"><text:span text:style-name="T14">7. </text:span>Ruah</text:p>
      <text:p text:style-name="P8">8. <text:span text:style-name="T15">Duchu Święty przyjdź (każdy spragniony)</text:span></text:p>
      <text:p text:style-name="P9">9. W moim sercu jest tylko Imię Twe</text:p>
      <text:p text:style-name="P10">10. Powietrzem moim jest</text:p>
      <text:p text:style-name="P10">####### Po modlitwie wstawienniczej ################</text:p>
      <text:p text:style-name="P10">11. Śpiewajmy Mu, dziękujmy Mu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4S</meta:editing-duration>
    <meta:editing-cycles>111</meta:editing-cycles>
    <meta:generator>LibreOffice/4.1.2.3$Windows_x86 LibreOffice_project/40b2d7fde7e8d2d7bc5a449dc65df4d08a7dd38</meta:generator>
    <dc:date>2013-11-25T22:21:30.684000000</dc:date>
    <meta:document-statistic meta:table-count="0" meta:image-count="0" meta:object-count="0" meta:page-count="1" meta:paragraph-count="15" meta:word-count="65" meta:character-count="454" meta:non-whitespace-character-count="399"/>
    <meta:user-defined meta:name="Info 1"/>
    <meta:user-defined meta:name="Info 2"/>
    <meta:user-defined meta:name="Info 3"/>
    <meta:user-defined meta:name="Info 4"/>
  </office:meta>
</office:document-meta>
</file>